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68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856cm"/>
      <style:paragraph-properties style:writing-mode="lr-tb"/>
    </style:style>
    <style:style style:name="gr5" style:family="graphic" style:parent-style-name="standard">
      <style:graphic-properties draw:stroke="none" draw:fill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_5f_-title">
      <style:graphic-properties draw:auto-grow-height="true" fo:min-height="2.051cm"/>
      <style:paragraph-properties style:writing-mode="lr-tb"/>
    </style:style>
    <style:style style:name="pr4" style:family="presentation" style:parent-style-name="Blue_5f_Curve1_5f_-outline1" style:list-style-name="L4">
      <style:graphic-properties fo:min-height="5.576cm"/>
      <style:paragraph-properties style:writing-mode="lr-tb"/>
    </style:style>
    <style:style style:name="pr5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_5f_-outline1" style:list-style-name="L4">
      <style:graphic-properties fo:min-height="5.576cm"/>
      <style:paragraph-properties style:writing-mode="lr-tb"/>
    </style:style>
    <style:style style:name="pr7" style:family="presentation" style:parent-style-name="Blue_5f_Curve1_5f_-outline1" style:list-style-name="L4">
      <style:graphic-properties fo:min-height="5.576cm"/>
      <style:paragraph-properties style:writing-mode="lr-tb"/>
    </style:style>
    <style:style style:name="pr8" style:family="presentation" style:parent-style-name="Blue_5f_Curve1_5f_-outline1" style:list-style-name="L4">
      <style:graphic-properties fo:min-height="5.576cm"/>
      <style:paragraph-properties style:writing-mode="lr-tb"/>
    </style:style>
    <style:style style:name="pr9" style:family="presentation" style:parent-style-name="Blue_5f_Curve1_5f_-outline1" style:list-style-name="L4">
      <style:graphic-properties fo:min-height="5.576cm"/>
      <style:paragraph-properties style:writing-mode="lr-tb"/>
    </style:style>
    <style:style style:name="pr10" style:family="presentation" style:parent-style-name="Blue_5f_Curve1_5f_-outline1" style:list-style-name="L4">
      <style:graphic-properties fo:min-height="5.576cm"/>
      <style:paragraph-properties style:writing-mode="lr-tb"/>
    </style:style>
    <style:style style:name="pr11" style:family="presentation" style:parent-style-name="Blue_5f_Curve1_5f_-outline1" style:list-style-name="L4">
      <style:graphic-properties fo:min-height="5.57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indent="0cm" style:writing-mode="lr-tb"/>
    </style:style>
    <style:style style:name="P4" style:family="paragraph">
      <style:paragraph-properties style:writing-mode="lr-tb"/>
      <style:text-properties style:text-outline="true" fo:hyphenate="false" loext:hyphenation-no-caps="false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top="0.203cm" fo:margin-bottom="0cm"/>
    </style:style>
    <style:style style:name="P9" style:family="paragraph">
      <style:paragraph-properties fo:margin-top="0.42cm" fo:margin-bottom="0.35cm" fo:text-align="start"/>
    </style:style>
    <style:style style:name="P10" style:family="paragraph">
      <style:paragraph-properties fo:margin-left="0cm" fo:margin-right="0cm" fo:margin-top="0.42cm" fo:margin-bottom="0.35cm" fo:line-height="100%" fo:text-align="start" fo:text-indent="0cm"/>
    </style:style>
    <style:style style:name="P11" style:family="paragraph">
      <loext:graphic-properties draw:fill="none"/>
      <style:paragraph-properties style:writing-mode="lr-tb"/>
      <style:text-properties fo:font-size="23pt" style:font-size-asian="23pt" style:font-size-complex="23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outline="true" style:text-position="0% 100%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3pt" style:font-size-asian="23pt" style:font-size-complex="23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A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7.94cm" svg:height="3cm" svg:x="0cm" svg:y="4.5cm" presentation:class="title" presentation:user-transformed="true">
          <draw:text-box>
            <text:p text:style-name="P1">Ranking Tasks: Specific Hea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0.635cm" svg:y="0cm" presentation:class="title" presentation:user-transformed="true">
          <draw:text-box>
            <text:p text:style-name="P1"><text:span text:style-name="T1">Rank the following from least to greatest Energy Required:</text:span></text:p>
          </draw:text-box>
        </draw:frame>
        <draw:frame presentation:style-name="pr4" draw:text-style-name="P4" draw:layer="layout" svg:width="26cm" svg:height="4.32cm" svg:x="0.635cm" svg:y="11.43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draw:frame draw:style-name="gr2" draw:text-style-name="P5" draw:layer="layout" svg:width="26.67cm" svg:height="8.931cm" svg:x="0.635cm" svg:y="5.715cm">
          <draw:text-box>
            <text:p><text:span text:style-name="T3"><text:s text:c="4"/></text:span><text:span text:style-name="T3">A. Aluminum: 897 J/(kg°C)</text:span></text:p>
            <text:p><text:span text:style-name="T3"><text:s text:c="4"/></text:span><text:span text:style-name="T3">B. Ethanol: 2440 J/(kg°C)</text:span></text:p>
            <text:p><text:span text:style-name="T3"><text:s text:c="4"/></text:span><text:span text:style-name="T3">C. Iron: 449 J/(kg°C)</text:span></text:p>
            <text:p><text:span text:style-name="T3"><text:s text:c="4"/></text:span><text:span text:style-name="T3">D. Water: 4180 J/(kg°C)</text:span></text:p>
          </draw:text-box>
        </draw:frame>
        <draw:frame draw:style-name="gr3" draw:text-style-name="P5" draw:layer="layout" svg:width="26.67cm" svg:height="3.562cm" svg:x="0.635cm" svg:y="2.153cm">
          <draw:text-box>
            <text:p text:style-name="P6"><text:span text:style-name="T4">2 Kg of each substance is heated from 5</text:span><text:span text:style-name="T5">°C to 10</text:span><text:span text:style-name="T3">°C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0.635cm" svg:y="0cm" presentation:class="title" presentation:user-transformed="true">
          <draw:text-box>
            <text:p text:style-name="P1"><text:span text:style-name="T1">Rank from Lowest to Highest Final Temperature:</text:span></text:p>
          </draw:text-box>
        </draw:frame>
        <draw:frame presentation:style-name="pr6" draw:text-style-name="P4" draw:layer="layout" svg:width="26cm" svg:height="4.32cm" svg:x="0.635cm" svg:y="11.43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draw:frame draw:style-name="gr4" draw:text-style-name="P5" draw:layer="layout" svg:width="26.67cm" svg:height="12.106cm" svg:x="0.635cm" svg:y="2.54cm">
          <draw:text-box>
            <text:p><text:span text:style-name="T6">The following objects are dropped into into identical cups of water at 5</text:span><text:span text:style-name="T7">°C. <text:s/>Rank the final temperature from lowest to highest.</text:span></text:p>
            <text:p text:style-name="P6"><text:span text:style-name="T6"><text:s text:c="4"/></text:span><text:span text:style-name="T6">A. 0.25 kg of Aluminum (897 J/(kg°C)) at 55</text:span><text:span text:style-name="T7">°C.</text:span></text:p>
            <text:p text:style-name="P6"><text:span text:style-name="T6"><text:s text:c="4"/></text:span><text:span text:style-name="T6">B. 0.5 kg of Aluminum at 30</text:span><text:span text:style-name="T7">°C</text:span></text:p>
            <text:p text:style-name="P6"><text:span text:style-name="T6"><text:s text:c="4"/></text:span><text:span text:style-name="T6">C. 0.25 kg of Iron (449 J/(kg°C)) at 30°C</text:span></text:p>
            <text:p text:style-name="P6"><text:span text:style-name="T6"><text:s text:c="4"/></text:span><text:span text:style-name="T6">D. 0.5 kg of Iron (449 J/(kg°C)) at 50°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0.635cm" svg:y="0cm" presentation:class="title" presentation:user-transformed="true">
          <draw:text-box>
            <text:p text:style-name="P1"><text:span text:style-name="T1">Rank from Lowest to Highest Change in Internal Energy:</text:span></text:p>
          </draw:text-box>
        </draw:frame>
        <draw:frame presentation:style-name="pr7" draw:text-style-name="P4" draw:layer="layout" svg:width="26cm" svg:height="4.32cm" svg:x="0.635cm" svg:y="11.43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draw:frame draw:style-name="gr4" draw:text-style-name="P5" draw:layer="layout" svg:width="26.67cm" svg:height="12.106cm" svg:x="0.635cm" svg:y="2.54cm">
          <draw:text-box>
            <text:p><text:span text:style-name="T8">Rank the following scenarios in order of the change in internal energy of the system, from lowest to highest:</text:span></text:p>
            <text:list text:style-name="L3">
              <text:list-item>
                <text:p text:style-name="P8"><text:span text:style-name="T8"><text:s/></text:span><text:span text:style-name="T8">A closed container of gas undergoing isothermal expansion</text:span></text:p>
              </text:list-item>
              <text:list-item>
                <text:p text:style-name="P8"><text:span text:style-name="T8"><text:s/></text:span><text:span text:style-name="T8">A container of gas with fixed volume experiencing an increase in temperature</text:span></text:p>
              </text:list-item>
              <text:list-item>
                <text:p text:style-name="P8"><text:span text:style-name="T8"><text:s/></text:span><text:span text:style-name="T8">A container of gas with fixed pressure experiencing a decrease in volu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0.635cm" svg:y="0cm" presentation:class="title" presentation:user-transformed="true">
          <draw:text-box>
            <text:p text:style-name="P1"><text:span text:style-name="T1">Rank from Least to Greatest amount of heat transferred:</text:span></text:p>
          </draw:text-box>
        </draw:frame>
        <draw:frame presentation:style-name="pr8" draw:text-style-name="P4" draw:layer="layout" svg:width="26cm" svg:height="4.32cm" svg:x="0.635cm" svg:y="11.43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draw:frame draw:style-name="gr5" draw:text-style-name="P11" draw:layer="layout" svg:width="26.67cm" svg:height="9.525cm" svg:x="0.635cm" svg:y="2.54cm">
          <draw:text-box>
            <text:p text:style-name="P9"><text:span text:style-name="T9">Rank the following scenarios in order of the amount of heat transferred, from highest to lowest:</text:span></text:p>
            <text:list text:style-name="L3">
              <text:list-item>
                <text:p text:style-name="P10"><text:span text:style-name="T9"><text:s/></text:span><text:span text:style-name="T9">A 1 kg block of ice at -10°C is heated until it becomes water at 50°C.</text:span></text:p>
              </text:list-item>
              <text:list-item>
                <text:p text:style-name="P10"><text:span text:style-name="T9"><text:s/></text:span><text:span text:style-name="T9">A 1 kg block of ice at -10°C is heated until it becomes ice at 0°C.</text:span></text:p>
              </text:list-item>
              <text:list-item>
                <text:p text:style-name="P10"><text:span text:style-name="T9"><text:s/></text:span><text:span text:style-name="T9">A 1 kg block of ice at -10°C is heated until it becomes steam at 100°C.</text:span></text:p>
              </text:list-item>
              <text:list-item>
                <text:p text:style-name="P10"><text:span text:style-name="T9"><text:s/></text:span><text:span text:style-name="T9">A 1 kg block of ice at -10°C is heated until it becomes water at 0°C.</text:span></text:p>
              </text:list-item>
            </text:list>
            <text:p text:style-name="P9"><text:span text:style-name="T9"/></text:p>
            <text:p text:style-name="P9"><text:span text:style-name="T9"/></text:p>
            <text:p text:style-name="P9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0.635cm" svg:y="0cm" presentation:class="title" presentation:user-transformed="true">
          <draw:text-box>
            <text:p text:style-name="P1"><text:span text:style-name="T1">Rank from Least to Greatest heat transfer rate:</text:span></text:p>
          </draw:text-box>
        </draw:frame>
        <draw:frame presentation:style-name="pr9" draw:text-style-name="P4" draw:layer="layout" svg:width="26cm" svg:height="4.32cm" svg:x="0.635cm" svg:y="11.43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draw:frame draw:style-name="gr5" draw:text-style-name="P11" draw:layer="layout" svg:width="26.67cm" svg:height="9.525cm" svg:x="0.635cm" svg:y="2.54cm">
          <draw:text-box>
            <text:p text:style-name="P9"><text:span text:style-name="T9">Rank the following materials in order of increasing heat transfer rate through conduction, from lowest to highest:</text:span></text:p>
            <text:p text:style-name="P9"><text:span text:style-name="T9"/></text:p>
            <text:list text:style-name="L3">
              <text:list-item>
                <text:p text:style-name="P9"><text:span text:style-name="T9"><text:s/></text:span><text:span text:style-name="T9">Rubber</text:span></text:p>
              </text:list-item>
              <text:list-item>
                <text:p text:style-name="P9"><text:span text:style-name="T9"><text:s/></text:span><text:span text:style-name="T9">Steel</text:span></text:p>
              </text:list-item>
              <text:list-item>
                <text:p text:style-name="P9"><text:span text:style-name="T9"><text:s/></text:span><text:span text:style-name="T9">Air</text:span></text:p>
              </text:list-item>
              <text:list-item>
                <text:p text:style-name="P9"><text:span text:style-name="T9"><text:s/></text:span><text:span text:style-name="T9">Silv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0.635cm" svg:y="0cm" presentation:class="title" presentation:user-transformed="true">
          <draw:text-box>
            <text:p text:style-name="P1"><text:span text:style-name="T1">Rank from most even to least even heating:</text:span></text:p>
          </draw:text-box>
        </draw:frame>
        <draw:frame presentation:style-name="pr10" draw:text-style-name="P4" draw:layer="layout" svg:width="26cm" svg:height="4.32cm" svg:x="0.635cm" svg:y="11.43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draw:frame draw:style-name="gr5" draw:text-style-name="P11" draw:layer="layout" svg:width="26.67cm" svg:height="9.525cm" svg:x="0.635cm" svg:y="2.54cm">
          <draw:text-box>
            <text:p text:style-name="P9"><text:span text:style-name="T9">Rank the following materials according to which would create a frying pan with the most even heating.</text:span></text:p>
            <text:list text:style-name="L3">
              <text:list-item>
                <text:p text:style-name="P9"><text:span text:style-name="T9"><text:s/></text:span><text:span text:style-name="T9">Cast Iron</text:span></text:p>
              </text:list-item>
              <text:list-item>
                <text:p text:style-name="P9"><text:span text:style-name="T9"><text:s/></text:span><text:span text:style-name="T9">Copper</text:span></text:p>
              </text:list-item>
              <text:list-item>
                <text:p text:style-name="P9"><text:span text:style-name="T9"><text:s/></text:span><text:span text:style-name="T9">Silver</text:span></text:p>
              </text:list-item>
              <text:list-item>
                <text:p text:style-name="P9"><text:span text:style-name="T9"><text:s/></text:span><text:span text:style-name="T9">Aluminum</text:span></text:p>
              </text:list-item>
              <text:list-item>
                <text:p text:style-name="P9"><text:span text:style-name="T9"><text:s/></text:span><text:span text:style-name="T9">Glass</text:span></text:p>
              </text:list-item>
            </text:list>
            <text:p text:style-name="P9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0.635cm" svg:y="0cm" presentation:class="title" presentation:user-transformed="true">
          <draw:text-box>
            <text:p text:style-name="P1"><text:span text:style-name="T1">Answer the Question</text:span></text:p>
          </draw:text-box>
        </draw:frame>
        <draw:frame presentation:style-name="pr11" draw:text-style-name="P4" draw:layer="layout" svg:width="26cm" svg:height="4.32cm" svg:x="0.635cm" svg:y="11.43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draw:frame draw:style-name="gr6" draw:text-style-name="P13" draw:layer="layout" svg:width="26.67cm" svg:height="9.695cm" svg:x="0.635cm" svg:y="2.54cm">
          <draw:text-box>
            <text:p text:style-name="P12"><text:span text:style-name="T10">A worker at a fast food restaurant slices 1 kg of potatoes (c=3390 J/(kg°C) into fries at room temperature (20°C) and drops them into a fryer with 5 kg of oil (c=1670 J/(kg°C)) at 190</text:span><text:span text:style-name="T11">°C. <text:s text:c="2"/></text:span></text:p>
            <text:p text:style-name="P12"><text:span text:style-name="T11"/></text:p>
            <text:p text:style-name="P12"><text:span text:style-name="T11">A. Using the laws of thermodynamics, and the modes of heat transfer, explain why the temperature of the oil drops when the fries are added to the oil. <text:s/></text:span></text:p>
            <text:p text:style-name="P12"><text:span text:style-name="T11"/></text:p>
            <text:p text:style-name="P12"><text:span text:style-name="T11">B. Assuming no energy enters or leaves the system, what will the final equalibrium temperature be?</text:span></text:p>
            <text:p text:style-name="P12"><text:span text:style-name="T11"/></text:p>
            <text:p text:style-name="P12"><text:span text:style-name="T11">C. As the fries cook, the amount of water in the fries decreases. <text:s/>How does this affect the specific heat capacity of the frie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1T12:24:14.862913960</meta:creation-date>
    <meta:editing-duration>PT4H30M33S</meta:editing-duration>
    <meta:editing-cycles>71</meta:editing-cycles>
    <meta:generator>LibreOffice/7.0.6.2$Linux_X86_64 LibreOffice_project/00$Build-2</meta:generator>
    <dc:title>Blue Curve</dc:title>
    <dc:date>2023-09-15T08:19:57.882195507</dc:date>
    <meta:document-statistic meta:object-count="87"/>
  </office:meta>
</office:document-meta>
</file>